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Poppins" svg:font-family="Poppi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Poppins" fo:font-weight="bold" officeooo:rsid="001c6913" officeooo:paragraph-rsid="001c6913" style:font-weight-asian="bold" style:font-weight-complex="bold"/>
    </style:style>
    <style:style style:name="P2" style:family="paragraph" style:parent-style-name="Standard">
      <style:text-properties style:font-name="Poppins" fo:font-weight="bold" officeooo:rsid="0076f175" officeooo:paragraph-rsid="0028694a" style:font-weight-asian="bold" style:font-weight-complex="bold"/>
    </style:style>
    <style:style style:name="P3" style:family="paragraph" style:parent-style-name="Standard">
      <style:text-properties style:font-name="Poppins" fo:font-style="normal" fo:font-weight="normal" officeooo:rsid="001c6913" officeooo:paragraph-rsid="001f3ff3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Poppins" officeooo:paragraph-rsid="0028694a"/>
    </style:style>
    <style:style style:name="P5" style:family="paragraph" style:parent-style-name="Standard">
      <style:text-properties fo:color="#314004" loext:opacity="100%" style:font-name="Poppins" style:text-underline-style="none" fo:font-weight="normal" officeooo:rsid="00786782" officeooo:paragraph-rsid="0028694a" style:font-weight-asian="normal" style:font-weight-complex="normal"/>
    </style:style>
    <style:style style:name="P6" style:family="paragraph" style:parent-style-name="Standard">
      <style:text-properties fo:color="#314004" loext:opacity="100%" style:font-name="Poppins" style:text-underline-style="none" fo:font-weight="normal" officeooo:rsid="0076f175" officeooo:paragraph-rsid="0028694a" style:font-weight-asian="normal" style:font-weight-complex="normal"/>
    </style:style>
    <style:style style:name="P7" style:family="paragraph" style:parent-style-name="Standard">
      <style:text-properties fo:color="#314004" loext:opacity="100%" style:font-name="Poppins" style:text-underline-style="none" fo:font-weight="normal" officeooo:rsid="003d1e26" officeooo:paragraph-rsid="0028694a" style:font-weight-asian="normal" style:font-weight-complex="normal"/>
    </style:style>
    <style:style style:name="P8" style:family="paragraph" style:parent-style-name="Standard">
      <style:text-properties fo:color="#314004" loext:opacity="100%" style:font-name="Poppins" style:text-underline-style="none" fo:font-weight="normal" officeooo:rsid="0005f549" officeooo:paragraph-rsid="0028694a" style:font-weight-asian="normal" style:font-weight-complex="normal"/>
    </style:style>
    <style:style style:name="P9" style:family="paragraph" style:parent-style-name="Standard" style:list-style-name="L1">
      <style:text-properties style:font-name="Poppins" fo:font-style="normal" fo:font-weight="normal" officeooo:rsid="001c6913" officeooo:paragraph-rsid="001c6913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style:font-name="Poppins" fo:font-style="normal" fo:font-weight="normal" officeooo:rsid="001dccc2" officeooo:paragraph-rsid="001f3ff3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style:font-name="Poppins" fo:font-style="normal" fo:font-weight="normal" officeooo:rsid="001f1a27" officeooo:paragraph-rsid="001f1a27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style:font-name="Poppins" fo:font-style="normal" fo:font-weight="normal" officeooo:rsid="001f3ff3" officeooo:paragraph-rsid="001f3ff3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style:font-name="Poppins" fo:font-style="normal" fo:font-weight="normal" officeooo:rsid="0021d72d" officeooo:paragraph-rsid="0021d72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314004" loext:opacity="100%" style:font-name="Poppins" style:text-underline-style="none" fo:font-weight="normal" officeooo:rsid="00786782" officeooo:paragraph-rsid="0028694a" style:font-weight-asian="normal" style:font-weight-complex="normal"/>
    </style:style>
    <style:style style:name="T1" style:family="text">
      <style:text-properties officeooo:rsid="0020ab31"/>
    </style:style>
    <style:style style:name="T2" style:family="text">
      <style:text-properties fo:color="#314004" loext:opacity="100%" style:text-underline-style="none" fo:font-weight="normal" officeooo:rsid="0076f175" style:font-weight-asian="normal" style:font-weight-complex="normal"/>
    </style:style>
    <style:style style:name="T3" style:family="text">
      <style:text-properties officeooo:rsid="0050993e"/>
    </style:style>
    <style:style style:name="T4" style:family="text">
      <style:text-properties officeooo:rsid="002abb71"/>
    </style:style>
    <style:style style:name="T5" style:family="text">
      <style:text-properties officeooo:rsid="002bdb96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ge :</text:p>
      <text:list xml:id="list3560988119" text:style-name="L1">
        <text:list-item>
          <text:p text:style-name="P9">Objectif  - Pourquoi </text:p>
          <text:list>
            <text:list-item>
              <text:p text:style-name="P9">Le but du projet- Raison</text:p>
            </text:list-item>
            <text:list-item>
              <text:p text:style-name="P9">Raison de fonctionnalité</text:p>
            </text:list-item>
            <text:list-item>
              <text:p text:style-name="P9">Raison de Techno </text:p>
            </text:list-item>
          </text:list>
        </text:list-item>
      </text:list>
      <text:p text:style-name="P3"/>
      <text:list xml:id="list103750070436070" text:continue-numbering="true" text:style-name="L1">
        <text:list-item>
          <text:p text:style-name="P10">Collaboration: Fahaizana miara-miasa</text:p>
        </text:list-item>
        <text:list-item>
          <text:p text:style-name="P11">Document de Test à demontrer</text:p>
        </text:list-item>
        <text:list-item>
          <text:p text:style-name="P11">Conception d’affichage <text:s/>à montrer </text:p>
        </text:list-item>
        <text:list-item>
          <text:p text:style-name="P11">Crud non présentable</text:p>
        </text:list-item>
        <text:list-item>
          <text:p text:style-name="P11">A mettre dans la memoire toutes les activités</text:p>
        </text:list-item>
        <text:list-item>
          <text:p text:style-name="P12">Environnement de test </text:p>
        </text:list-item>
        <text:list-item>
          <text:p text:style-name="P12">D<text:span text:style-name="T1">é</text:span>ployer</text:p>
        </text:list-item>
        <text:list-item>
          <text:p text:style-name="P13">Theme</text:p>
        </text:list-item>
        <text:list-item>
          <text:p text:style-name="P13"/>
          <text:p text:style-name="P9"/>
        </text:list-item>
      </text:list>
      <text:p text:style-name="P6">DIFFERENCE :</text:p>
      <text:p text:style-name="P6"><text:span text:style-name="Strong_20_Emphasis">Yummly</text:span> : Cette application propose des recettes personnalisées en fonction des goûts, des allergies et des restrictions alimentaires de l'utilisateur. </text:p>
      <text:p text:style-name="P6"/>
      <text:p text:style-name="P6"><text:span text:style-name="Strong_20_Emphasis">Paprika Recipe Manager</text:span> </text:p>
      <text:p text:style-name="P6">-Tiens compte des Buddgets de l’utilisateur</text:p>
      <text:p text:style-name="P6">-Planifie la liste d’achat</text:p>
      <text:p text:style-name="P6"><text:span text:style-name="Strong_20_Emphasis">MyFitnessPal</text:span> </text:p>
      <text:p text:style-name="P4"><text:span text:style-name="T2">-</text:span>des repas personnalisés en fonction des objectifs de santé. </text:p>
      <text:p text:style-name="P2">-Choix des types de plats </text:p>
      <text:p text:style-name="P7"/>
      <text:p text:style-name="P8"><text:span text:style-name="Strong_20_Emphasis">Algorithmes de proposition :</text:span> <text:span text:style-name="T3">Mettre</text:span> en place des algorithmes qui, en fonction des critères nutritionnels spécifiés par l'utilisateur, peuvent proposer des combinaisons d'ingrédients pour créer des plats équilibrés et adaptés à leurs besoins. </text:p>
      <text:p text:style-name="P5"/>
      <text:p text:style-name="P5"/>
      <text:p text:style-name="P5"/>
      <text:p text:style-name="P5">-<text:span text:style-name="T4">source images : pinterest free download -</text:span><text:span text:style-name="T5">Freepik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Poppins" svg:font-family="Poppi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3T10:54:06.443000000</meta:creation-date>
    <dc:date>2023-09-04T10:37:49.171000000</dc:date>
    <meta:editing-duration>PT2H59M6S</meta:editing-duration>
    <meta:editing-cycles>11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25" meta:word-count="148" meta:character-count="951" meta:non-whitespace-character-count="828"/>
  </office:meta>
</office:document-meta>
</file>